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2000001E2E7A3956D.png" manifest:media-type=""/>
  <manifest:file-entry manifest:full-path="Pictures/1000000000000640000004B063BF812E.png" manifest:media-type=""/>
  <manifest:file-entry manifest:full-path="Pictures/10000000000002BA000001E7F5732D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bottom" draw:auto-grow-height="false"/>
    </style:style>
    <style:style style:name="gr5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6" style:family="graphic" style:parent-style-name="standard">
      <style:graphic-properties svg:stroke-width="0.305cm" svg:stroke-color="#ff6633" draw:marker-start="Arrow" draw:marker-start-width="0.755cm" draw:marker-end="Arrow" draw:marker-end-width="0.75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width="0.152cm" svg:stroke-color="#23ff23" draw:marker-start="Arrow" draw:marker-start-width="0.527cm" draw:marker-end="Arrow" draw:marker-end-width="0.527cm" draw:fill="solid" draw:fill-color="#23ff23" draw:textarea-horizontal-align="center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svg:stroke-width="0.152cm" svg:stroke-color="#00ff00" draw:marker-start="Arrow" draw:marker-start-width="0.5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fill-color="#7da647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fo:min-height="13.85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outline1">
      <style:graphic-properties draw:auto-grow-height="true" fo:min-height="13.859cm"/>
    </style:style>
    <style:style style:name="pr7" style:family="presentation" style:parent-style-name="templat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color="#00ff00"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text-properties fo:color="#ff0000" fo:font-size="200pt" fo:font-weight="bold" style:font-size-asian="200pt" style:font-weight-asian="bold" style:font-size-complex="200pt" style:font-weight-complex="bold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0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 fo:font-size="28pt" style:font-size-asian="28pt" style:font-size-complex="28pt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ff00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0000" fo:font-size="200pt" fo:font-weight="bold" style:font-size-asian="200pt" style:font-weight-asian="bold" style:font-size-complex="200pt" style:font-weight-complex="bold"/>
    </style:style>
    <style:style style:name="T10" style:family="text">
      <style:text-properties fo:color="#b80047" fo:font-size="32pt" fo:text-shadow="1pt 1pt" fo:font-weight="bold" style:font-size-asian="32pt" style:font-weight-asian="bold" style:font-size-complex="32pt" style:font-weight-complex="bold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256cm" svg:x="1.5cm" svg:y="7cm" presentation:class="title" presentation:user-transformed="true">
          <draw:text-box>
            <text:p text:style-name="P1"><text:span text:style-name="T1">计算机程序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什么是算法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算法是指完成一个任务所需要的具体步骤和方法。</text:span></text:p>
              </text:list-item>
              <text:list-item>
                <text:p>沏茶算法</text:p>
                <text:list>
                  <text:list-item>
                    <text:p>烧开水</text:p>
                  </text:list-item>
                  <text:list-item>
                    <text:p>准备茶叶</text:p>
                  </text:list-item>
                  <text:list-item>
                    <text:p>洗茶杯</text:p>
                  </text:list-item>
                  <text:list-item>
                    <text:p>沏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什么是计算机程序？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计算机程序是二进制文件</text:p>
              </text:list-item>
              <text:list-item>
                <text:p>里面有许多计算机指令，这些指令配合让程序完成一定的任务。</text:p>
              </text:list-item>
              <text:list-item>
                <text:p>计算机程序是算法的实现。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.494cm" presentation:class="title">
          <draw:text-box>
            <text:p>计算机是怎样执行指令的？</text:p>
          </draw:text-box>
        </draw:frame>
        <draw:custom-shape draw:style-name="gr3" draw:text-style-name="P6" xml:id="id1" draw:id="id1" draw:layer="layout" svg:width="5.08cm" svg:height="5.08cm" svg:x="2.54cm" svg:y="5.715cm">
          <text:p text:style-name="P1"><text:span text:style-name="T4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2" draw:id="id2" draw:layer="layout" svg:width="8.89cm" svg:height="12.7cm" svg:x="14.605cm" svg:y="4.845cm">
          <text:p text:style-name="P1"><text:span text:style-name="T4">内存储器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6.35cm" svg:height="1.905cm" svg:x="15.875cm" svg:y="6.115cm">
          <text:p text:style-name="P1"><text:span text:style-name="T5">指令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35cm" svg:height="1.905cm" svg:x="15.875cm" svg:y="8.416cm">
          <text:p text:style-name="P1"><text:span text:style-name="T5">指令</text:span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35cm" svg:height="1.905cm" svg:x="15.875cm" svg:y="10.717cm">
          <text:p text:style-name="P1"><text:span text:style-name="T5">指令</text:span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35cm" svg:height="1.905cm" svg:x="15.875cm" svg:y="13.017cm">
          <text:p text:style-name="P1"><text:span text:style-name="T5">指令</text:span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7.62cm" svg:y1="8.255cm" svg:x2="14.605cm" svg:y2="11.195cm" draw:start-shape="id1" draw:end-shape="id2" draw:end-glue-point="3" svg:d="m7620 8255h3493v2940h3492">
          <text:p/>
        </draw:connector>
        <draw:frame draw:style-name="gr7" draw:text-style-name="P8" draw:layer="layout" svg:width="16.284cm" svg:height="1.398cm" svg:x="3.175cm" svg:y="18.087cm">
          <draw:text-box>
            <text:p><text:span text:style-name="T6">计算机程序必须放入内存才能工作。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程序是怎样制作出来的？</text:p>
          </draw:text-box>
        </draw:frame>
        <draw:custom-shape draw:style-name="gr8" draw:text-style-name="P1" xml:id="id3" draw:id="id3" draw:layer="layout" svg:width="2.54cm" svg:height="2.54cm" svg:x="3.81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4" draw:id="id4">
          <draw:custom-shape draw:style-name="gr9" draw:text-style-name="P1" draw:layer="layout" svg:width="1.905cm" svg:height="3.81cm" svg:x="19.05cm" svg:y="6.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7.244cm" svg:x2="20.32cm" svg:y2="7.244cm">
            <text:p/>
          </draw:line>
          <draw:line draw:style-name="gr10" draw:text-style-name="P1" draw:layer="layout" svg:x1="19.05cm" svg:y1="7.644cm" svg:x2="20.32cm" svg:y2="7.644cm">
            <text:p/>
          </draw:line>
          <draw:line draw:style-name="gr10" draw:text-style-name="P1" draw:layer="layout" svg:x1="19.05cm" svg:y1="8.044cm" svg:x2="20.32cm" svg:y2="8.044cm">
            <text:p/>
          </draw:line>
          <draw:custom-shape draw:style-name="gr11" draw:text-style-name="P1" draw:layer="layout" svg:width="0.635cm" svg:height="0.635cm" svg:x="19.585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35cm" svg:y1="8.255cm" svg:x2="19.05cm" svg:y2="8.255cm" draw:start-shape="id3" draw:start-glue-point="10" draw:end-shape="id4" draw:end-glue-point="3" svg:d="m6350 8255h12700">
          <text:p/>
        </draw:connector>
        <draw:custom-shape draw:style-name="gr13" draw:text-style-name="P9" draw:layer="layout" svg:width="5.08cm" svg:height="3.175cm" svg:x="9.925cm" svg:y="3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程序是怎样制作出来的？</text:p>
          </draw:text-box>
        </draw:frame>
        <draw:custom-shape draw:style-name="gr8" draw:text-style-name="P1" xml:id="id5" draw:id="id5" draw:layer="layout" svg:width="2.54cm" svg:height="2.54cm" svg:x="3.81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6" draw:id="id6">
          <draw:custom-shape draw:style-name="gr9" draw:text-style-name="P1" draw:layer="layout" svg:width="1.905cm" svg:height="3.81cm" svg:x="19.05cm" svg:y="6.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7.244cm" svg:x2="20.32cm" svg:y2="7.244cm">
            <text:p/>
          </draw:line>
          <draw:line draw:style-name="gr10" draw:text-style-name="P1" draw:layer="layout" svg:x1="19.05cm" svg:y1="7.644cm" svg:x2="20.32cm" svg:y2="7.644cm">
            <text:p/>
          </draw:line>
          <draw:line draw:style-name="gr10" draw:text-style-name="P1" draw:layer="layout" svg:x1="19.05cm" svg:y1="8.044cm" svg:x2="20.32cm" svg:y2="8.044cm">
            <text:p/>
          </draw:line>
          <draw:custom-shape draw:style-name="gr11" draw:text-style-name="P1" draw:layer="layout" svg:width="0.635cm" svg:height="0.635cm" svg:x="19.585cm" svg:y="8.4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1" draw:layer="layout" svg:x1="6.35cm" svg:y1="8.255cm" svg:x2="19.05cm" svg:y2="8.255cm" draw:start-shape="id5" draw:start-glue-point="10" draw:end-shape="id6" draw:end-glue-point="3" svg:d="m6350 8255h12700">
          <text:p/>
        </draw:connector>
        <draw:custom-shape draw:style-name="gr13" draw:text-style-name="P9" draw:layer="layout" svg:width="5.08cm" svg:height="3.175cm" svg:x="9.925cm" svg:y="3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xml:id="id7" draw:id="id7" draw:layer="layout" svg:width="2.54cm" svg:height="2.54cm" svg:x="1.311cm" svg:y="13.98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 xml:id="id10" draw:id="id10">
          <draw:custom-shape draw:style-name="gr9" draw:text-style-name="P1" draw:layer="layout" svg:width="1.905cm" svg:height="3.81cm" svg:x="24.13cm" svg:y="13.33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24.13cm" svg:y1="14.229cm" svg:x2="25.4cm" svg:y2="14.229cm">
            <text:p/>
          </draw:line>
          <draw:line draw:style-name="gr10" draw:text-style-name="P1" draw:layer="layout" svg:x1="24.13cm" svg:y1="14.629cm" svg:x2="25.4cm" svg:y2="14.629cm">
            <text:p/>
          </draw:line>
          <draw:line draw:style-name="gr10" draw:text-style-name="P1" draw:layer="layout" svg:x1="24.13cm" svg:y1="15.029cm" svg:x2="25.4cm" svg:y2="15.029cm">
            <text:p/>
          </draw:line>
          <draw:custom-shape draw:style-name="gr11" draw:text-style-name="P1" draw:layer="layout" svg:width="0.635cm" svg:height="0.635cm" svg:x="24.665cm" svg:y="15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9" draw:layer="layout" svg:width="5.08cm" svg:height="3.175cm" svg:x="18.926cm" svg:y="10.71cm">
          <text:p text:style-name="P1"><text:span text:style-name="T7">101011</text:span></text:p>
          <text:p text:style-name="P1"><text:span text:style-name="T7">010100</text:span></text:p>
          <draw:enhanced-geometry svg:viewBox="0 0 21600 21600" draw:text-areas="800 800 20800 20800" draw:type="round-rectangular-callout" draw:modifiers="-199.80318834875 28455.4156171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1" xml:id="id8" draw:id="id8" draw:layer="layout" svg:width="4.445cm" svg:height="4.445cm" svg:x="6.35cm" svg:y="13.035cm">
          <text:p text:style-name="P10"><text:span text:style-name="T8">Program</text:span></text:p>
          <text:p text:style-name="P10"><text:span text:style-name="T8">Begin</text:span></text:p>
          <text:p text:style-name="P10"><text:span text:style-name="T8">End.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xml:id="id9" draw:id="id9" draw:layer="layout" svg:width="3.175cm" svg:height="4.445cm" svg:x="14.605cm" svg:y="13.035cm">
          <text:p text:style-name="P10"><text:span text:style-name="T8">10110</text:span></text:p>
          <text:p text:style-name="P10"><text:span text:style-name="T8">01001</text:span></text:p>
          <text:p text:style-name="P10"><text:span text:style-name="T8">10010</text:span></text:p>
          <text:p text:style-name="P10"><text:span text:style-name="T8">1110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5.08cm" svg:height="3.175cm" svg:x="1.105cm" svg:y="10.16cm">
          <text:p text:style-name="P1"><text:span text:style-name="T7">Pascal</text:span></text:p>
          <draw:enhanced-geometry svg:viewBox="0 0 21600 21600" draw:text-areas="800 800 20800 20800" draw:type="round-rectangular-callout" draw:modifiers="19457.4296398347 29876.8261964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4" draw:text-style-name="P1" draw:layer="layout" draw:type="line" svg:x1="3.851cm" svg:y1="15.255cm" svg:x2="6.475cm" svg:y2="15.318cm" draw:start-shape="id7" svg:d="m3851 15255 2624 63">
          <text:p/>
        </draw:connector>
        <draw:connector draw:style-name="gr14" draw:text-style-name="P1" draw:layer="layout" draw:type="line" svg:x1="10.795cm" svg:y1="15.257cm" svg:x2="14.605cm" svg:y2="15.257cm" draw:start-shape="id8" draw:start-glue-point="1" draw:end-shape="id9" svg:d="m10795 15257h3810">
          <text:p/>
        </draw:connector>
        <draw:connector draw:style-name="gr14" draw:text-style-name="P1" draw:layer="layout" draw:type="line" svg:x1="17.78cm" svg:y1="15.257cm" svg:x2="24.13cm" svg:y2="15.24cm" draw:start-shape="id9" draw:end-shape="id10" draw:end-glue-point="3" svg:d="m17780 15257 6350-17">
          <text:p/>
        </draw:connector>
        <draw:frame draw:style-name="gr7" draw:text-style-name="P12" draw:layer="layout" svg:width="5.209cm" svg:height="8.133cm" svg:x="10.16cm" svg:y="3.81cm">
          <draw:text-box>
            <text:p><text:span text:style-name="T9">X</text:span></text:p>
          </draw:text-box>
        </draw:frame>
        <draw:custom-shape draw:style-name="gr15" draw:text-style-name="P6" draw:layer="layout" svg:width="3.81cm" svg:height="2.54cm" svg:x="10.795cm" svg:y="16.51cm">
          <text:p text:style-name="P1"><text:span text:style-name="T4">翻译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47.7827341905 -7642.03069657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语言分类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根据翻译方式的不同，计算机语言分为</text:p>
                <text:list>
                  <text:list-item>
                    <text:p>编译型(翻译一次，可执行多次）</text:p>
                    <text:list>
                      <text:list-item>
                        <text:p>Pascal</text:p>
                      </text:list-item>
                      <text:list-item>
                        <text:p>C</text:p>
                      </text:list-item>
                      <text:list-item>
                        <text:p>C++</text:p>
                      </text:list-item>
                    </text:list>
                  </text:list-item>
                  <text:list-item>
                    <text:p>解释型（翻译一句，执行一句）</text:p>
                    <text:list>
                      <text:list-item>
                        <text:p>Qbasic</text:p>
                      </text:list-item>
                      <text:list-item>
                        <text:p>Java</text:p>
                      </text:list-item>
                      <text:list-item>
                        <text:p>Python, PHP, Perl, Bash...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机语言分类</text:p>
          </draw:text-box>
        </draw:frame>
        <draw:custom-shape draw:style-name="gr8" draw:text-style-name="P1" draw:layer="layout" svg:width="2.54cm" svg:height="2.54cm" svg:x="18.415cm" svg:y="5.0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g>
          <draw:custom-shape draw:style-name="gr9" draw:text-style-name="P1" draw:layer="layout" svg:width="1.905cm" svg:height="3.81cm" svg:x="19.05cm" svg:y="14.60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line draw:style-name="gr10" draw:text-style-name="P1" draw:layer="layout" svg:x1="19.05cm" svg:y1="15.499cm" svg:x2="20.32cm" svg:y2="15.499cm">
            <text:p/>
          </draw:line>
          <draw:line draw:style-name="gr10" draw:text-style-name="P1" draw:layer="layout" svg:x1="19.05cm" svg:y1="15.899cm" svg:x2="20.32cm" svg:y2="15.899cm">
            <text:p/>
          </draw:line>
          <draw:line draw:style-name="gr10" draw:text-style-name="P1" draw:layer="layout" svg:x1="19.05cm" svg:y1="16.299cm" svg:x2="20.32cm" svg:y2="16.299cm">
            <text:p/>
          </draw:line>
          <draw:custom-shape draw:style-name="gr11" draw:text-style-name="P1" draw:layer="layout" svg:width="0.635cm" svg:height="0.635cm" svg:x="19.585cm" svg:y="16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3" draw:layer="layout" svg:width="9.525cm" svg:height="7.62cm" svg:x="6.985cm" svg:y="5.08cm">
          <text:p text:style-name="P1"><text:span text:style-name="T10">高级语言</text:span></text:p>
          <text:p text:style-name="P1"><text:span text:style-name="T11">Pascal</text:span></text:p>
          <text:p text:style-name="P1"><text:span text:style-name="T11">C</text:span></text:p>
          <text:p text:style-name="P1"><text:span text:style-name="T11">C++</text:span></text:p>
          <text:p text:style-name="P1"><text:span text:style-name="T11">Java</text:span></text:p>
          <text:p text:style-name="P1"><text:span text:style-name="T11">QBasic</text:span></text:p>
          <draw:enhanced-geometry svg:viewBox="0 0 21600 21600" draw:glue-points="10800 0 0 10800 10800 21600 21600 10800 ?f40 ?f41" draw:text-areas="0 0 21600 21600" draw:type="rectangular-callout" draw:modifiers="25760.8230107075 3599.527621047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3" draw:layer="layout" svg:width="9.525cm" svg:height="6.35cm" svg:x="6.985cm" svg:y="13.335cm">
          <text:p text:style-name="P1"><text:span text:style-name="T10">低级语言</text:span></text:p>
          <text:p text:style-name="P1"><text:span text:style-name="T11">汇编语言</text:span></text:p>
          <text:p text:style-name="P1"><text:span text:style-name="T11">机器语言</text:span></text:p>
          <draw:enhanced-geometry svg:viewBox="0 0 21600 21600" draw:glue-points="10800 0 0 10800 10800 21600 21600 10800 ?f40 ?f41" draw:text-areas="0 0 21600 21600" draw:type="rectangular-callout" draw:modifiers="26257.4007978165 11039.7732640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301cm" svg:y="0.494cm" presentation:class="title">
          <draw:text-box>
            <text:p>程序模版</text:p>
          </draw:text-box>
        </draw:frame>
        <draw:frame draw:style-name="gr17" draw:text-style-name="P1" draw:layer="layout" svg:width="21.59cm" svg:height="15.064cm" svg:x="3.175cm" svg:y="4.291cm" presentation:class="graphic" presentation:user-transformed="true">
          <draw:image xlink:href="Pictures/10000000000002BA000001E7F5732D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5" draw:text-style-name="P1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计算A+B</text:p>
          </draw:text-box>
        </draw:frame>
        <draw:frame draw:style-name="gr17" draw:text-style-name="P1" draw:layer="layout" svg:width="19.685cm" svg:height="15.553cm" svg:x="4.158cm" svg:y="4.25cm" presentation:class="graphic" presentation:user-transformed="true">
          <draw:image xlink:href="Pictures/1000000000000262000001E2E7A395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 LibreOffice_project/360m1$Build-102</meta:generator>
    <meta:creation-date>2011-10-10T12:22:52</meta:creation-date>
    <dc:language>fi-FI</dc:language>
    <meta:editing-cycles>39</meta:editing-cycles>
    <meta:editing-duration>PT3H51M59S</meta:editing-duration>
    <meta:initial-creator>Richard Ma</meta:initial-creator>
    <dc:date>2012-11-08T21:17:41</dc:date>
    <dc:creator>richardma 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